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91d1" officeooo:paragraph-rsid="000791d1"/>
    </style:style>
    <style:style style:name="P2" style:family="paragraph" style:parent-style-name="Standard" style:list-style-name="L1">
      <style:text-properties officeooo:rsid="00086b99" officeooo:paragraph-rsid="00086b99"/>
    </style:style>
    <style:style style:name="P3" style:family="paragraph" style:parent-style-name="Standard" style:list-style-name="L1">
      <style:text-properties officeooo:rsid="00094ae9" officeooo:paragraph-rsid="00094ae9"/>
    </style:style>
    <style:style style:name="P4" style:family="paragraph" style:parent-style-name="Standard" style:list-style-name="L1">
      <style:text-properties officeooo:rsid="000a533a" officeooo:paragraph-rsid="000a533a"/>
    </style:style>
    <style:style style:name="P5" style:family="paragraph" style:parent-style-name="Standard" style:list-style-name="L1">
      <style:text-properties officeooo:rsid="000be36a" officeooo:paragraph-rsid="000be36a"/>
    </style:style>
    <style:style style:name="P6" style:family="paragraph" style:parent-style-name="Standard" style:list-style-name="L1">
      <style:text-properties officeooo:rsid="000f83a2" officeooo:paragraph-rsid="000f83a2"/>
    </style:style>
    <style:style style:name="P7" style:family="paragraph" style:parent-style-name="Standard">
      <style:text-properties officeooo:rsid="0010c3a0" officeooo:paragraph-rsid="0010c3a0"/>
    </style:style>
    <style:style style:name="P8" style:family="paragraph" style:parent-style-name="Standard" style:list-style-name="L1">
      <style:text-properties officeooo:paragraph-rsid="0010c3a0"/>
    </style:style>
    <style:style style:name="P9" style:family="paragraph" style:parent-style-name="Standard" style:list-style-name="L1">
      <style:text-properties officeooo:paragraph-rsid="00170404"/>
    </style:style>
    <style:style style:name="P10" style:family="paragraph" style:parent-style-name="Standard" style:list-style-name="L1">
      <style:text-properties officeooo:paragraph-rsid="00177986"/>
    </style:style>
    <style:style style:name="P11" style:family="paragraph" style:parent-style-name="Standard" style:list-style-name="L1">
      <style:text-properties officeooo:rsid="0011a12b" officeooo:paragraph-rsid="0011a12b"/>
    </style:style>
    <style:style style:name="P12" style:family="paragraph" style:parent-style-name="Standard" style:list-style-name="L1">
      <style:text-properties officeooo:rsid="00130e57" officeooo:paragraph-rsid="00130e57"/>
    </style:style>
    <style:style style:name="P13" style:family="paragraph" style:parent-style-name="Standard" style:list-style-name="L1">
      <style:text-properties officeooo:rsid="00154ba4" officeooo:paragraph-rsid="00154ba4"/>
    </style:style>
    <style:style style:name="P14" style:family="paragraph" style:parent-style-name="Standard" style:list-style-name="L1">
      <style:text-properties officeooo:rsid="00170404" officeooo:paragraph-rsid="00170404"/>
    </style:style>
    <style:style style:name="P15" style:family="paragraph" style:parent-style-name="Standard" style:list-style-name="L1">
      <style:text-properties officeooo:rsid="00177986" officeooo:paragraph-rsid="00177986"/>
    </style:style>
    <style:style style:name="P16" style:family="paragraph" style:parent-style-name="Standard">
      <style:text-properties officeooo:rsid="00177986" officeooo:paragraph-rsid="00177986"/>
    </style:style>
    <style:style style:name="P17" style:family="paragraph" style:parent-style-name="Standard" style:list-style-name="L1">
      <style:text-properties officeooo:rsid="0017ac04" officeooo:paragraph-rsid="0017ac04"/>
    </style:style>
    <style:style style:name="T1" style:family="text">
      <style:text-properties officeooo:rsid="00086b99"/>
    </style:style>
    <style:style style:name="T2" style:family="text">
      <style:text-properties officeooo:rsid="0010c3a0"/>
    </style:style>
    <style:style style:name="T3" style:family="text">
      <style:text-properties officeooo:rsid="0011a12b"/>
    </style:style>
    <style:style style:name="T4" style:family="text">
      <style:text-properties officeooo:rsid="00130e57"/>
    </style:style>
    <style:style style:name="T5" style:family="text">
      <style:text-properties officeooo:rsid="00170404"/>
    </style:style>
    <style:style style:name="T6" style:family="text">
      <style:text-properties officeooo:rsid="0017798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3660593" text:style-name="L1">
        <text:list-item>
          <text:p text:style-name="P1"><text:s/>Introduction</text:p>
        </text:list-item>
        <text:list-item>
          <text:p text:style-name="P1">Context/Background information</text:p>
          <text:list>
            <text:list-item>
              <text:p text:style-name="P2">overview of goodness of fit and different testing crietrions (one dimensional)</text:p>
              <text:list>
                <text:list-item>
                  <text:p text:style-name="P6">analysis of how well each can differentiate between two samples from same distribution with small differences</text:p>
                </text:list-item>
                <text:list-item>
                  <text:p text:style-name="P8"><text:span text:style-name="T3">comparison</text:span><text:span text:style-name="T2"> of % of failed p values in exact sample</text:span></text:p>
                </text:list-item>
              </text:list>
            </text:list-item>
          </text:list>
        </text:list-item>
      </text:list>
      <text:p text:style-name="P7"/>
      <text:list xml:id="list4946802564634" text:continue-numbering="true" text:style-name="L1">
        <text:list-item>
          <text:p text:style-name="P1"><text:s/>Requirements and analysi<text:span text:style-name="T1">s</text:span></text:p>
          <text:list>
            <text:list-item>
              <text:p text:style-name="P3">problem statement</text:p>
            </text:list-item>
            <text:list-item>
              <text:p text:style-name="P4">list of inference problems </text:p>
            </text:list-item>
          </text:list>
        </text:list-item>
        <text:list-item>
          <text:p text:style-name="P5">design and implementation</text:p>
          <text:list>
            <text:list-item>
              <text:p text:style-name="P5">overview of the website</text:p>
            </text:list-item>
            <text:list-item>
              <text:p text:style-name="P5">overall structure of the code bas<text:span text:style-name="T5">e</text:span></text:p>
            </text:list-item>
            <text:list-item>
              <text:p text:style-name="P12">weights</text:p>
              <text:list>
                <text:list-item>
                  <text:p text:style-name="P12">how different one dimensional tests were adjusted for weighted case</text:p>
                  <text:p text:style-name="P12"/>
                </text:list-item>
              </text:list>
            </text:list-item>
            <text:list-item>
              <text:p text:style-name="P11">p value</text:p>
              <text:list>
                <text:list-item>
                  <text:p text:style-name="P11">how p values are evaluated in one/two sample ks test</text:p>
                </text:list-item>
                <text:list-item>
                  <text:p text:style-name="P12">how a single p value is extended to samples of p value (and percentage of which that has passed the test)</text:p>
                  <text:list>
                    <text:list-item>
                      <text:p text:style-name="P9"><text:span text:style-name="T4">how the initial sample is divided into either overlapping and non overlapping samples and its correlation</text:span></text:p>
                    </text:list-item>
                    <text:list-item>
                      <text:p text:style-name="P9"><text:span text:style-name="T4">(lack of) correlation between sample size and % passed</text:span></text:p>
                      <text:p text:style-name="P9"/>
                    </text:list-item>
                  </text:list>
                </text:list-item>
              </text:list>
            </text:list-item>
            <text:list-item>
              <text:p text:style-name="P14">basic sampling algorithms</text:p>
              <text:list>
                <text:list-item>
                  <text:p text:style-name="P14">how importance sampling, mcmc, rejection algorithms were designed <text:span text:style-name="T6">and how they work</text:span></text:p>
                </text:list-item>
                <text:list-item>
                  <text:p text:style-name="P14">their relative performance with <text:span text:style-name="T6">respect to distribution of p values (and % of p values above critical value)</text:span></text:p>
                </text:list-item>
                <text:list-item>
                  <text:p text:style-name="P15">their relative performance in estimating the mean (time and first sample size to get the difference between true mean and estimation below some small number) of known distribution</text:p>
                  <text:list>
                    <text:list-item>
                      <text:p text:style-name="P15">how basing the algorithm on different ‘easy’ distribution effects its performance</text:p>
                    </text:list-item>
                  </text:list>
                </text:list-item>
                <text:list-item>
                  <text:p text:style-name="P15">strength and limitations of each algorithms</text:p>
                </text:list-item>
              </text:list>
            </text:list-item>
          </text:list>
        </text:list-item>
      </text:list>
      <text:p text:style-name="P16"/>
      <text:list xml:id="list4946965522779" text:continue-numbering="true" text:style-name="L1">
        <text:list-item>
          <text:list>
            <text:list-item>
              <text:p text:style-name="P15">overview of inference problems</text:p>
            </text:list-item>
            <text:list-item>
              <text:p text:style-name="P17">benchmark inference algorithm by pymc</text:p>
              <text:list>
                <text:list-item>
                  <text:p text:style-name="P17">speculation/analysis of how pymc estimates posterior distribution</text:p>
                </text:list-item>
              </text:list>
            </text:list-item>
            <text:list-item>
              <text:p text:style-name="P15">how basic sampling algorithms could be expanded to inference algorithms</text:p>
              <text:list>
                <text:list-item>
                  <text:p text:style-name="P10"><text:span text:style-name="T6">their performance with respect to the benchmark</text:span></text:p>
                </text:list-item>
              </text:list>
            </text:list-item>
            <text:list-item>
              <text:p text:style-name="P17">multivariate statistical test</text:p>
              <text:list>
                <text:list-item>
                  <text:p text:style-name="P17">how empircal cdf is calculated for n dimensional distribution</text:p>
                </text:list-item>
                <text:list-item>
                  <text:p text:style-name="P17">two ways in which ks test was extended to n dimensional case and their limitations</text:p>
                </text:list-item>
                <text:list-item>
                  <text:p text:style-name="P17"/>
                  <text:list>
                    <text:list-header>
                      <text:p text:style-name="P13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18:24:47.946000000</meta:creation-date>
    <dc:date>2021-08-17T00:49:46.711000000</dc:date>
    <meta:editing-duration>PT41M44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3" meta:word-count="302" meta:character-count="1967" meta:non-whitespace-character-count="1661"/>
  </office:meta>
</office:document-meta>
</file>